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Controller.ensureFailov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FlowController.savePreviousActionInfo( ActionForm form , HttpServletRequest request , ActionMapping mapping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Controller.getPreviousPageInfoLegacy( PageFlowController curJpf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Controller.persistInSession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FlowController.savePreviousPageInfo( ActionForward forward , ActionForm form , ActionMapping mapping , HttpServletRequest request , ServletContext servletContext , boolean isSpecialForwa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haredFlowController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Controller.getModul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haredFlowControll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Controller.removeFromSessio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